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erBeanPhaseCondition.matches( ConditionContext context , AnnotatedType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6217Tests.baseConfigurationIsIncludedOnceWhenBothConfigurationClassesAre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seConfigurationPhaseCondition.getConfiguratio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BeanPhaseCondition.getConfiguratio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6217Tests.baseConfigurationIsIncludedWhenFirstSuperclassReferenceIsSkippedInRegisterBea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r16217Tests.baseConfigurationIsIncludedWhenFirstSuperclassReferenceIsSkippedInParseConfiguratio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Configuration.som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ConfigurationPhaseCondition.matches( ConditionContext context , AnnotatedType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